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text-properties fo:font-size="6pt" style:font-size-asian="6pt" style:font-size-complex="6pt"/>
    </style:style>
    <style:style style:name="P2" style:family="paragraph">
      <style:paragraph-properties fo:text-align="center"/>
      <style:text-properties fo:font-size="6pt" style:text-underline-style="solid" style:text-underline-width="auto" style:text-underline-color="font-color" style:font-size-asian="6pt" style:font-size-complex="6pt"/>
    </style:style>
    <style:style style:name="P3" style:family="paragraph">
      <style:text-properties fo:font-size="6pt" style:text-underline-style="solid" style:text-underline-width="auto" style:text-underline-color="font-color" style:font-size-asian="6pt" style:font-size-complex="6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color="#808080" fo:font-size="6pt" fo:font-style="italic" style:font-size-asian="6pt" style:font-style-asian="italic" style:font-size-complex="6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11.449cm" svg:height="0.962cm" svg:x="1cm" svg:y="1.538cm">
          <draw:text-box>
            <text:p>iPython.ru — все для людей о питоне</text:p>
          </draw:text-box>
        </draw:frame>
        <draw:frame draw:style-name="gr1" draw:text-style-name="P1" draw:layer="layout" svg:width="2.526cm" svg:height="0.489cm" svg:x="0.963cm" svg:y="1cm">
          <draw:text-box>
            <text:p text:style-name="P1">1. Главная страница</text:p>
          </draw:text-box>
        </draw:frame>
        <draw:custom-shape draw:style-name="gr2" draw:text-style-name="P2" draw:layer="layout" svg:width="1.5cm" svg:height="0.5cm" svg:x="18cm" svg:y="2cm">
          <text:p text:style-name="P2"><text:span text:style-name="T1">Вход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6.5cm" svg:y="2.5cm">
          <text:p text:style-name="P2"><text:span text:style-name="T1">Документация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11.5cm" svg:y="2.5cm">
          <text:p text:style-name="P2"><text:span text:style-name="T1">Сообщество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9cm" svg:y="2.5cm">
          <text:p text:style-name="P2"><text:span text:style-name="T1">Вопрос ответ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41cm" svg:height="0.489cm" svg:x="9.276cm" svg:y="28cm">
          <draw:text-box>
            <text:p text:style-name="P3"><text:span text:style-name="T1">О проекте</text:span><text:span text:style-name="T2"> <text:s/></text:span><text:span text:style-name="T1">Права и лицензии</text:span></text:p>
          </draw:text-box>
        </draw:frame>
        <draw:g>
          <draw:custom-shape draw:style-name="gr4" draw:text-style-name="P4" draw:layer="layout" svg:width="6.5cm" svg:height="11cm" svg:x="1cm" svg:y="3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5" draw:layer="layout" svg:width="4.1cm" svg:height="0.645cm" svg:x="1cm" svg:y="3.511cm">
            <draw:text-box>
              <text:p text:style-name="P5"><text:span text:style-name="T3">Дерево документации</text:span></text:p>
            </draw:text-box>
          </draw:frame>
          <draw:custom-shape draw:style-name="gr5" draw:text-style-name="P4" draw:layer="layout" svg:width="5.5cm" svg:height="0.5cm" svg:x="1.5cm" svg:y="4.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195cm" svg:height="0.489cm" svg:x="1.3cm" svg:y="4.2cm">
            <draw:text-box>
              <text:p text:style-name="P1">Поиск по дереву:</text:p>
            </draw:text-box>
          </draw:frame>
        </draw:g>
        <draw:g>
          <draw:custom-shape draw:style-name="gr4" draw:text-style-name="P4" draw:layer="layout" svg:width="12.4cm" svg:height="3cm" svg:x="7.6cm" svg:y="9.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5" draw:layer="layout" svg:width="4.35cm" svg:height="0.645cm" svg:x="7.6cm" svg:y="9.7cm">
            <draw:text-box>
              <text:p text:style-name="P5"><text:span text:style-name="T3">Последнее обновление</text:span></text:p>
            </draw:text-box>
          </draw:frame>
          <draw:frame draw:style-name="gr1" draw:text-style-name="P1" draw:layer="layout" svg:width="7.474cm" svg:height="2.155cm" svg:x="8.1cm" svg:y="10.2cm">
            <draw:text-box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</draw:text-box>
          </draw:frame>
        </draw:g>
        <draw:g>
          <draw:custom-shape draw:style-name="gr4" draw:text-style-name="P4" draw:layer="layout" svg:width="12.4cm" svg:height="3cm" svg:x="7.6cm" svg:y="3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5" draw:layer="layout" svg:width="5.773cm" svg:height="0.645cm" svg:x="7.6cm" svg:y="3.5cm">
            <draw:text-box>
              <text:p text:style-name="P5"><text:span text:style-name="T3">Вступительный рекламный блок</text:span></text:p>
            </draw:text-box>
          </draw:frame>
          <draw:frame draw:style-name="gr1" draw:text-style-name="P1" draw:layer="layout" svg:width="7.775cm" svg:height="0.489cm" svg:x="8.1cm" svg:y="4cm">
            <draw:text-box>
              <text:p text:style-name="P1">Краткие и красивые слова про iPython возможно с элеметами статистики </text:p>
            </draw:text-box>
          </draw:frame>
        </draw:g>
        <draw:g>
          <draw:custom-shape draw:style-name="gr4" draw:text-style-name="P4" draw:layer="layout" svg:width="12.4cm" svg:height="3cm" svg:x="7.6cm" svg:y="12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5" draw:layer="layout" svg:width="2.923cm" svg:height="0.645cm" svg:x="7.6cm" svg:y="12.8cm">
            <draw:text-box>
              <text:p text:style-name="P5"><text:span text:style-name="T3">Лучшие статьи</text:span></text:p>
            </draw:text-box>
          </draw:frame>
          <draw:frame draw:style-name="gr1" draw:text-style-name="P1" draw:layer="layout" svg:width="7.474cm" svg:height="2.155cm" svg:x="8.1cm" svg:y="13.3cm">
            <draw:text-box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  <text:p text:style-name="P1"><text:span text:style-name="T1">Название модуля</text:span> / <text:span text:style-name="T1">название страницы</text:span>, <text:s/><text:span text:style-name="T1">автор изменения</text:span>, 19 окт. 2011</text:p>
            </draw:text-box>
          </draw:frame>
        </draw:g>
        <draw:g>
          <draw:custom-shape draw:style-name="gr4" draw:text-style-name="P4" draw:layer="layout" svg:width="12.4cm" svg:height="3cm" svg:x="7.6cm" svg:y="6.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5" draw:layer="layout" svg:width="6.259cm" svg:height="0.645cm" svg:x="7.6cm" svg:y="6.6cm">
            <draw:text-box>
              <text:p text:style-name="P5"><text:span text:style-name="T3">Приглашение о совместной работе</text:span></text:p>
            </draw:text-box>
          </draw:frame>
          <draw:frame draw:style-name="gr1" draw:text-style-name="P1" draw:layer="layout" svg:width="7.576cm" svg:height="1.679cm" svg:x="8.1cm" svg:y="7.1cm">
            <draw:text-box>
              <text:p text:style-name="P1">Приглашаем всех желающих принять участие в работе над статьями о:</text:p>
              <text:p text:style-name="P1"/>
              <text:p text:style-name="P1"><text:span text:style-name="T1">Название модуля</text:span> / <text:span text:style-name="T1">название страницы</text:span></text:p>
              <text:p text:style-name="P1"><text:span text:style-name="T1">Название модуля</text:span> / <text:span text:style-name="T1">название страницы</text:span></text:p>
              <text:p text:style-name="P1"><text:span text:style-name="T1">Название модуля</text:span> / <text:span text:style-name="T1">название страницы</text:span></text:p>
              <text:p text:style-name="P1"/>
            </draw:text-box>
          </draw:frame>
        </draw:g>
        <draw:custom-shape draw:style-name="gr6" draw:text-style-name="P6" draw:layer="layout" svg:width="4.5cm" svg:height="2cm" svg:x="-4.5cm" svg:y="6.5cm">
          <text:p text:style-name="P6">AJAX фильтр.</text:p>
          <text:p text:style-name="P6">Пользователь вводит часть поисковго</text:p>
          <text:p text:style-name="P6">Запроса и сразу видит усеченное дерево</text:p>
          <text:p text:style-name="P6">Включающее в себя поисковую фразу</text:p>
          <text:p text:style-name="P6">Движок поиска — xapian через haystack</text:p>
          <text:p text:style-name="P6">GUI jQuery tree или аналог</text:p>
          <text:p text:style-name="P6">Client Server — JUI - Json-R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valenko Pavel</meta:initial-creator>
    <meta:creation-date>2011-10-19T10:24:11</meta:creation-date>
    <meta:generator>LibreOffice/3.3$Linux LibreOffice_project/330m19$Build-401</meta:generator>
    <dc:date>2011-10-19T10:46:27</dc:date>
    <dc:creator>Kovalenko Pavel</dc:creator>
    <meta:editing-duration>PT22M16S</meta:editing-duration>
    <meta:editing-cycles>8</meta:editing-cycles>
    <meta:document-statistic meta:object-count="29"/>
  </office:meta>
</office:document-meta>
</file>